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 officeooo:rsid="000ca440" officeooo:paragraph-rsid="000ca440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rsid="00202b10" officeooo:paragraph-rsid="00202b10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0ca440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0a49f7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0ca440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0a49f7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0ca440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0a49f7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0ca440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officeooo:paragraph-rsid="00207a3c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 officeooo:rsid="0021cc3c" officeooo:paragraph-rsid="0021cc3c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fo:font-size="14pt" fo:font-weight="bold" officeooo:rsid="00207a3c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3">Teoria da informática deve ser a base do conhecimento para resolução de problemas</text:span></text:p>
      <text:p text:style-name="P13"/>
      <text:p text:style-name="P13"/>
      <text:p text:style-name="P13">Engenheiro do Facebook defende o estudo da teoria além das ferramentas para melhor operação das redes em larga escala</text:p>
      <text:p text:style-name="P13"><text:s/></text:p>
      <text:p text:style-name="P13"></text:p>
      <text:p text:style-name="P13">Enquanto uma rede de computadores é pequena são difíceis os questionamentos sobre a origem de onde vem o problema do sistema. Já quando se entra na computação em larga escala qualquer problema pode gerar muitas dúvidas então é necessário estar preparado para o crescimento das redes de uma empresa ou de um sistema.</text:p>
      <text:p text:style-name="P13"></text:p>
      <text:p text:style-name="P13">Na manhã do terceiro dia do 15º Fórum Internacional Software Livre (FISL15), o production engineer no time de infraestrutura de tráfego e CDN (content delivery network) do Facebook, Marlon Dutra, explicou sobre análise de performance e sistema de escala e deu dicas de como evitar as principais armadilhas de crescer o sistema e se precaver de problemas.</text:p>
      <text:p text:style-name="P13"></text:p>
      <text:p text:style-name="P13">- O mais importante é conhecer o próprio sistema. Quando não se conhece é fácil buscar o problema nos locais errados e perder muito tempo com isso. A principal dica é para a nova geração de cientistas da computação para que eles busquem o conhecimento teórico além do prático. Tem que entender a teoria, assim se a ferramenta muda a pessoa se adapta e continua trabalhando. Esse é o ponto fundamental - explica.</text:p>
      <text:p text:style-name="P13"></text:p>
      <text:p text:style-name="P13">Além de Dutra, o terceiro dia do FISL contou com palestra do engenheiro de software Rafael Aquini sobre gerenciamento de memória em Linux. Aquini apresentou aos administradores de sistema como eles podem interagir com o Linux para configurá-lo de maneira que lhes proporcione melhores resultado.</text:p>
      <text:p text:style-name="P13"></text:p>
      <text:p text:style-name="P13"></text:p>
      <text:p text:style-name="P13">Fotos: Larissa Machado e Guilherme Almeida</text:p>
      <text:p text:style-name="P1"/>
      <text:p text:style-name="P1">O FISL ocorre de 7 a 10 de maio no Centro de Eventos da PUCRS, localizado na Avenida Ipiranga, n° 6681. A programação completa, outras informações e inscrições podem ser obtidos no site <text:a xlink:type="simple" xlink:href="http://www.fisl.org.br/">www.fisl.org.br</text:a>. </text:p>
      <text:p text:style-name="P5"/>
      <text:p text:style-name="P5"/>
      <text:p text:style-name="P5">Sobre o FISL </text:p>
      <text:p text:style-name="P4"/>
      <text:p text:style-name="P4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4"/>
      <text:p text:style-name="P5">Assessoria de Imprensa </text:p>
      <text:p text:style-name="P4">Fones: (51) 3361.6016 / (51) 8536.0690 / (51) 8536.0691 </text:p>
      <text:p text:style-name="P4">E-mail: <text:s/>playpress@playpress.com.br</text:p>
      <text:p text:style-name="P4"/>
      <text:p text:style-name="P4">Redação: Mariana da Rosa </text:p>
      <text:p text:style-name="P4">Coordenação: Marcelo Matusiak</text:p>
      <text:p text:style-name="P3"/>
      <text:p text:style-name="P6">Material promocional do FISL e logotipo em alta resolução e vetorial:</text:p>
      <text:p text:style-name="P10"><text:a xlink:type="simple" xlink:href="http://comunicacao.softwarelivre.org/fisl15"><text:span text:style-name="T2">http://comunicacao.softwarelivre.org/fisl15</text:span></text:a></text:p>
      <text:p text:style-name="P8"><text:soft-page-break/></text:p>
      <text:p text:style-name="P7">Fotos em alta resolução da última edição do FISL:</text:p>
      <text:p text:style-name="P11"><text:a xlink:type="simple" xlink:href="https://www.flickr.com/photos/fisl14"><text:span text:style-name="T1">https://www.flickr.com/photos/fisl14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Adriana </dc:creator>
    <meta:editing-cycles>17</meta:editing-cycles>
    <meta:creation-date>2014-04-30T13:37:00</meta:creation-date>
    <dc:date>2014-05-09T16:49:43.593538424</dc:date>
    <meta:editing-duration>PT25M24S</meta:editing-duration>
    <meta:generator>LibreOffice/4.1.2.3$Linux_X86_64 LibreOffice_project/410m0$Build-3</meta:generator>
    <meta:document-statistic meta:table-count="0" meta:image-count="0" meta:object-count="0" meta:page-count="2" meta:paragraph-count="26" meta:word-count="404" meta:character-count="2605" meta:non-whitespace-character-count="22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